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83000000D3DBF679D1.png" manifest:media-type="image/png"/>
  <manifest:file-entry manifest:full-path="Pictures/10000001000003690000032DE0F70076.png" manifest:media-type="image/png"/>
  <manifest:file-entry manifest:full-path="Pictures/1000000100000205000000EBCF86C8EA.png" manifest:media-type="image/png"/>
  <manifest:file-entry manifest:full-path="Pictures/10000001000002F7000000DAF25466C1.png" manifest:media-type="image/png"/>
  <manifest:file-entry manifest:full-path="Pictures/10000001000003BE0000038371291DB3.png" manifest:media-type="image/png"/>
  <manifest:file-entry manifest:full-path="Pictures/10000001000003480000028AFBD238CA.png" manifest:media-type="image/png"/>
  <manifest:file-entry manifest:full-path="Pictures/100000010000021100000137A2A20E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515c"/>
    </style:style>
    <style:style style:name="P2" style:family="paragraph" style:parent-style-name="Standard">
      <style:text-properties officeooo:rsid="000a515c" officeooo:paragraph-rsid="000a515c"/>
    </style:style>
    <style:style style:name="P3" style:family="paragraph" style:parent-style-name="Standard">
      <style:paragraph-properties fo:break-before="page"/>
      <style:text-properties officeooo:rsid="000a515c"/>
    </style:style>
    <style:style style:name="P4" style:family="paragraph" style:parent-style-name="Standard">
      <style:text-properties officeooo:rsid="000b91b4" officeooo:paragraph-rsid="000b91b4"/>
    </style:style>
    <style:style style:name="P5" style:family="paragraph" style:parent-style-name="Standard">
      <style:paragraph-properties fo:break-before="page"/>
      <style:text-properties officeooo:rsid="000b91b4" officeooo:paragraph-rsid="000b91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n1" text:anchor-type="char" svg:x="0cm" svg:y="1.215cm" svg:width="17cm" svg:height="3.988cm" draw:z-index="0"><draw:image xlink:href="Pictures/1000000100000383000000D3DBF679D1.png" xlink:type="simple" xlink:show="embed" xlink:actuate="onLoad" draw:mime-type="image/png"/></draw:frame>DOCKER COMPOSE</text:p>
      <text:p text:style-name="P2"/>
      <text:p text:style-name="Standard"/>
      <text:p text:style-name="Standard"><draw:frame draw:style-name="fr1" draw:name="Imagen2" text:anchor-type="char" svg:x="-0.009cm" svg:y="0.369cm" svg:width="13.681cm" svg:height="6.218cm" draw:z-index="1"><draw:image xlink:href="Pictures/1000000100000205000000EBCF86C8E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x="0.062cm" svg:y="0.03cm" svg:width="17cm" svg:height="15.829cm" draw:z-index="2"><draw:image xlink:href="Pictures/10000001000003690000032DE0F7007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n4" text:anchor-type="char" svg:width="17cm" svg:height="15.953cm" draw:z-index="3"><draw:image xlink:href="Pictures/10000001000003BE0000038371291DB3.png" xlink:type="simple" xlink:show="embed" xlink:actuate="onLoad" draw:mime-type="image/png"/></draw:frame><draw:frame draw:style-name="fr1" draw:name="Imagen5" text:anchor-type="char" svg:x="0cm" svg:y="16.133cm" svg:width="13.998cm" svg:height="8.229cm" draw:z-index="4"><draw:image xlink:href="Pictures/100000010000021100000137A2A20E8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3"><draw:frame draw:style-name="fr1" draw:name="Imagen6" text:anchor-type="char" svg:x="0cm" svg:y="0.078cm" svg:width="17cm" svg:height="4.881cm" draw:z-index="5"><draw:image xlink:href="Pictures/10000001000002F7000000DAF25466C1.png" xlink:type="simple" xlink:show="embed" xlink:actuate="onLoad" draw:mime-type="image/png"/></draw:frame><draw:frame draw:style-name="fr1" draw:name="Imagen7" text:anchor-type="char" svg:x="0cm" svg:y="5.422cm" svg:width="17cm" svg:height="13.153cm" draw:z-index="6"><draw:image xlink:href="Pictures/10000001000003480000028AFBD238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5">WORDPRESS Y ET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3T20:36:10.050000000</meta:creation-date>
    <meta:generator>LibreOffice/7.6.4.1$Windows_X86_64 LibreOffice_project/e19e193f88cd6c0525a17fb7a176ed8e6a3e2aa1</meta:generator>
    <dc:date>2025-05-13T20:40:55.630000000</dc:date>
    <meta:editing-duration>PT4M46S</meta:editing-duration>
    <meta:editing-cycles>2</meta:editing-cycles>
    <meta:document-statistic meta:table-count="0" meta:image-count="7" meta:object-count="0" meta:page-count="6" meta:paragraph-count="2" meta:word-count="5" meta:character-count="29" meta:non-whitespace-character-count="26"/>
  </office:meta>
</office:document-meta>
</file>